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 PL UKai CN" fo:font-size="14pt" style:font-name-asian="AR PL UKai CN" style:font-size-asian="14pt" style:font-size-complex="14pt"/>
    </style:style>
    <style:style style:name="P2" style:family="paragraph" style:parent-style-name="Standard">
      <style:text-properties style:font-name="AR PL UKai CN" fo:font-size="14pt" officeooo:paragraph-rsid="001f393d" style:font-name-asian="AR PL UKai CN" style:font-size-asian="14pt" style:font-size-complex="14pt"/>
    </style:style>
    <style:style style:name="P3" style:family="paragraph" style:parent-style-name="Standard">
      <style:text-properties style:font-name="AR PL UKai CN" fo:font-size="14pt" officeooo:paragraph-rsid="0021b2a9" style:font-name-asian="AR PL UKai CN" style:font-size-asian="14pt" style:font-size-complex="14pt"/>
    </style:style>
    <style:style style:name="P4" style:family="paragraph" style:parent-style-name="Standard">
      <style:text-properties style:font-name="AR PL UKai CN" fo:font-size="14pt" officeooo:paragraph-rsid="0022e680" style:font-name-asian="AR PL UKai CN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马帮绳子的故事：</text:p>
      <text:p text:style-name="P1"/>
      <text:p text:style-name="P1">从前，有一位父亲靠茶马古道的商队做买卖。他有一个独子。随着父亲年龄的增长，轮到他的儿子跟随马队出发。</text:p>
      <text:p text:style-name="P1">在那个时代，跟随商队的人被称为“马帮”。</text:p>
      <text:p text:style-name="P1">父亲对儿子说：“我的儿子，我已经老了，现在该你了！”</text:p>
      <text:p text:style-name="P1">儿子高兴极了！因为在过去，作马帮，跟着商队出发可不是一件容易的事。</text:p>
      <text:p text:style-name="P1">出发前，大家都会准备好牲口要驼的东西。如果商队有七八匹马，就会为七八个人准备好一切。等准备工作做好，包裹会被迅速用绳索一个接一个地捆好。他们把货装到马身上，然后用绳子绑紧。</text:p>
      <text:p text:style-name="P1">七八匹马的包裹准备好后，通常先会堆成一堆，等待装上马。当货物堆放在那里时，父子俩开始了对话。</text:p>
      <text:p text:style-name="P1">父亲说：“儿子，明天一早你就得出发了。记住，尽量与其他人和谐相处。早起喂马。在马匹出发前，确保它们喝饱水，也要给它们喂一些马粮。”</text:p>
      <text:p text:style-name="P1">“好的，爸爸！好的，爸爸！我会按您说的做的！”儿子迫不及待地回答。他接着兴奋地问：“爸爸，我就要走了，您想让我给您带什么礼物呢？”</text:p>
      <text:p text:style-name="P2">父亲回答：“作为礼物，给我带几根绳子吧！你不需要给我买东西。无论你走到哪里，把别人随手丢弃的绳子建起来，然后带回来给我。”</text:p>
      <text:p text:style-name="P1">儿子听了有些不解，抗议道：“什么？别人出门都会给家里带衣服、带好东西回来，为什么您只让我带绳子？”</text:p>
      <text:p text:style-name="P1">父亲笑着说：“以后都来得及再买衣服吧！首先，你要事业有成，带回一些钱，然后才到花钱这一阶段。现在，无论你在哪里过夜，都记得捡一根绳子带回来。比如这次你走这条路，过了洛水，你将在红桥过夜；你会在那里找到一些绳子！过了红桥，就到了宁蒗。到达宁蒗后，也要记得带一节绳子！一路上，每次停下来，都要捡一串又一串的绳子。最后，全部带回来给我。明白了吗？”</text:p>
      <text:p text:style-name="P1">儿子认真地回答：“明白了！”</text:p>
      <text:p text:style-name="P1">旅行结束，儿子回来的那天，他对父亲说：“爸爸，我听您的话了！别人都忙着给家里买衣服、买裙子，而您却告诉我：‘什么也别买，只要找到绳子带回来就行。’于是我一路都在找绳子，现在这些就是我给您带回来的东西！”</text:p>
      <text:p text:style-name="P1">父亲看着绳子，欣慰地说：“干得好，干得好，我的儿子！你听从了我的建议，做得非常好。”</text:p>
      <text:p text:style-name="P1">等到商队下次准备出发时，儿子在打包时发现麻绳用完了。他感到为难，便转向父亲说道：“爸爸，我之前给您带回来的那些绳子能用吗？”</text:p>
      <text:p text:style-name="P1">“儿子，坐下吧。”父亲回答道。</text:p>
      <text:p text:style-name="P1">儿子疑惑地坐下，父亲从屋里取来一个大皮袋，将它放在架子上。他走到儿子已经收拾好的包裹旁，从里面抽出一根绳子，小心地用这根绳子把袋子系好。</text:p>
      <text:p text:style-name="P3">父亲说：“孩子，这正是我要教你的道理。礼物虽然好，却不能长久。这是一堂重要的课。如果你离家在外，需要捆东西，但发现没有绳子，你会怎么办？你会去哪里找绳子？没有绳子，货物绑不紧，东西就会散架，四处而去。好了，爸爸给你上了一课，这一点就是爸爸希望你出行的时候要记住的。”</text:p>
      <text:p text:style-name="P1">据说，父亲就是这样语重心长地和儿子谈话的！</text:p>
      <text:p text:style-name="P1">儿子听完，恍然大悟，大声感叹道：“咿呀！真的，是真的！我亲爱的父亲，您给我上了一堂多么重要的课啊！我以前总想着礼物和衣服，却没有意识到，如果把钱都花在这些东西上，却没有绳子来固定货物，那么所有的东西都会四散而去，一无所获！”</text:p>
      <text:p text:style-name="P1"><text:soft-page-break/>那时候，商队主要运输大米和盐，人们常说“川米”和“川盐”。那时候还没有胶带，对吧？[不像现在这么方便，我们用纸箱，再用胶带封好] 那时候，麻袋都是用绳子捆起来的。在这个故事里，父亲用这样简单的要求，教会了儿子一个深刻的道理。</text:p>
      <text:p text:style-name="P4">“儿子”，父亲继续说道，“我想给你的建议，会伴随你的一生。每次旅行时，你都要记住：小心谨慎，从小事做起，比如那些不能浪费的绳子。等你旅行了三四次，在马帮队上待了一年，你就会有经验了。到那时，你就会慢慢明白，什么是你真正需要的，什么是你可以舍弃的。”</text:p>
      <text:p text:style-name="P1">儿子感慨地说：“父亲啊！我一开始觉得您的要求很奇怪，不知道您在想什么。现在我明白了，原来您是想教我生活的智慧！我的朋友们买衣服、买鞋子，有时甚至会卖掉麻袋和大米去换那些小饰品带回家。但最后，他们却连一点吃的都没有留下！”</text:p>
      <text:p text:style-name="P1">过去，如果商队的绳子用完了，有时人们只能把自己的裤子剪成条状，拿来捆绑货物。然而，这位父亲提出的特殊要求，让他的儿子避免了这种尴尬的处境。</text:p>
      <text:p text:style-name="P1">通过一次次实践，这位父亲用诸如绳子这样的故事，把重要知识传授给了儿子。这种智慧，不正是人们认识事物规律和学习生活方式的途径吗？</text:p>
      <text:p text:style-name="P1">在那个时代，人们常常这么说：“从小事中，见大智慧。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09:38:56.258798575</meta:creation-date>
    <dc:date>2024-12-24T10:16:40.309718025</dc:date>
    <meta:editing-duration>PT27M13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2" meta:paragraph-count="27" meta:word-count="1751" meta:character-count="1752" meta:non-whitespace-character-count="1751"/>
  </office:meta>
</office:document-meta>
</file>